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134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7299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0.6547in"/>
    </style:style>
    <style:style style:name="co6" style:family="table-column">
      <style:table-column-properties fo:break-before="auto" style:column-width="0.6717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49"/>
    <style:style style:name="ce2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5052023-155128" table:style-name="ta1">
        <table:shapes>
          <draw:frame draw:z-index="0" draw:style-name="gr1" draw:text-style-name="P1" svg:width="6.2988in" svg:height="3.5429in" svg:x="2.9591in" svg:y="0.0394in">
            <draw:object draw:notify-on-update-of-ranges="'25052023-155128'.C1:'25052023-155128'.C1 '25052023-155128'.C2:'25052023-155128'.C395 '25052023-155128'.D1:'25052023-155128'.D1 '25052023-155128'.D2:'25052023-155128'.D39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33</text:p>
          </table:table-cell>
          <table:table-cell office:value-type="string" calcext:value-type="string">
            <text:p>DepthNow</text:p>
          </table:table-cell>
          <table:table-cell office:value-type="string" calcext:value-type="string">
            <text:p>DesDepth</text:p>
          </table:table-cell>
          <table:table-cell office:value-type="string" calcext:value-type="string">
            <text:p>pitchNow</text:p>
          </table:table-cell>
          <table:table-cell office:value-type="string" calcext:value-type="string">
            <text:p>desPitch</text:p>
          </table:table-cell>
          <table:table-cell office:value-type="string" calcext:value-type="string">
            <text:p>BE_input</text:p>
          </table:table-cell>
          <table:table-cell office:value-type="string" calcext:value-type="string">
            <text:p>MM_input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5" calcext:value-type="float">
            <text:p>-5</text:p>
          </table:table-cell>
          <table:table-cell office:value-type="float" office:value="400" calcext:value-type="float">
            <text:p>4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400" calcext:value-type="float">
            <text:p>4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5" calcext:value-type="float">
            <text:p>-5</text:p>
          </table:table-cell>
          <table:table-cell office:value-type="float" office:value="400" calcext:value-type="float">
            <text:p>4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400" calcext:value-type="float">
            <text:p>4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-10" calcext:value-type="float">
            <text:p>-10</text:p>
          </table:table-cell>
          <table:table-cell office:value-type="float" office:value="400" calcext:value-type="float">
            <text:p>4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 office:value-type="float" office:value="400" calcext:value-type="float">
            <text:p>4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-10" calcext:value-type="float">
            <text:p>-10</text:p>
          </table:table-cell>
          <table:table-cell office:value-type="float" office:value="400" calcext:value-type="float">
            <text:p>4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  <table:table-cell office:value-type="float" office:value="400" calcext:value-type="float">
            <text:p>4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office:value-type="float" office:value="-10" calcext:value-type="float">
            <text:p>-10</text:p>
          </table:table-cell>
          <table:table-cell office:value-type="float" office:value="400" calcext:value-type="float">
            <text:p>4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10" calcext:value-type="float">
            <text:p>-10</text:p>
          </table:table-cell>
          <table:table-cell office:value-type="float" office:value="410" calcext:value-type="float">
            <text:p>4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39</text:p>
          </table:table-cell>
          <table:table-cell office:value-type="float" office:value="0.000735" calcext:value-type="float">
            <text:p>0.000735</text:p>
          </table:table-cell>
          <table:table-cell office:value-type="float" office:value="4" calcext:value-type="float">
            <text:p>4</text:p>
          </table:table-cell>
          <table:table-cell office:value-type="float" office:value="-4.5" calcext:value-type="float">
            <text:p>-4.5</text:p>
          </table:table-cell>
          <table:table-cell office:value-type="float" office:value="-10" calcext:value-type="float">
            <text:p>-10</text:p>
          </table:table-cell>
          <table:table-cell office:value-type="float" office:value="419" calcext:value-type="float">
            <text:p>41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39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428" calcext:value-type="float">
            <text:p>42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40</text:p>
          </table:table-cell>
          <table:table-cell office:value-type="float" office:value="0.003332" calcext:value-type="float">
            <text:p>0.003332</text:p>
          </table:table-cell>
          <table:table-cell office:value-type="float" office:value="4" calcext:value-type="float">
            <text:p>4</text:p>
          </table:table-cell>
          <table:table-cell office:value-type="float" office:value="-5.5" calcext:value-type="float">
            <text:p>-5.5</text:p>
          </table:table-cell>
          <table:table-cell office:value-type="float" office:value="-10" calcext:value-type="float">
            <text:p>-10</text:p>
          </table:table-cell>
          <table:table-cell office:value-type="float" office:value="437" calcext:value-type="float">
            <text:p>43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41</text:p>
          </table:table-cell>
          <table:table-cell office:value-type="float" office:value="0.00588" calcext:value-type="float">
            <text:p>0.00588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office:value-type="float" office:value="445" calcext:value-type="float">
            <text:p>4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41</text:p>
          </table:table-cell>
          <table:table-cell office:value-type="float" office:value="0.00953" calcext:value-type="float">
            <text:p>0.00953</text:p>
          </table:table-cell>
          <table:table-cell office:value-type="float" office:value="4" calcext:value-type="float">
            <text:p>4</text:p>
          </table:table-cell>
          <table:table-cell office:value-type="float" office:value="-6.5" calcext:value-type="float">
            <text:p>-6.5</text:p>
          </table:table-cell>
          <table:table-cell office:value-type="float" office:value="-10" calcext:value-type="float">
            <text:p>-10</text:p>
          </table:table-cell>
          <table:table-cell office:value-type="float" office:value="453" calcext:value-type="float">
            <text:p>45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42</text:p>
          </table:table-cell>
          <table:table-cell office:value-type="float" office:value="0.020727" calcext:value-type="float">
            <text:p>0.020727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458" calcext:value-type="float">
            <text:p>45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42</text:p>
          </table:table-cell>
          <table:table-cell office:value-type="float" office:value="0.028396" calcext:value-type="float">
            <text:p>0.028396</text:p>
          </table:table-cell>
          <table:table-cell office:value-type="float" office:value="4" calcext:value-type="float">
            <text:p>4</text:p>
          </table:table-cell>
          <table:table-cell office:value-type="float" office:value="-7.5" calcext:value-type="float">
            <text:p>-7.5</text:p>
          </table:table-cell>
          <table:table-cell office:value-type="float" office:value="-10" calcext:value-type="float">
            <text:p>-10</text:p>
          </table:table-cell>
          <table:table-cell office:value-type="float" office:value="465" calcext:value-type="float">
            <text:p>46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43</text:p>
          </table:table-cell>
          <table:table-cell office:value-type="float" office:value="0.037657" calcext:value-type="float">
            <text:p>0.03765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1" calcext:value-type="float">
            <text:p>47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44</text:p>
          </table:table-cell>
          <table:table-cell office:value-type="float" office:value="0.048657" calcext:value-type="float">
            <text:p>0.04865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6" calcext:value-type="float">
            <text:p>47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44</text:p>
          </table:table-cell>
          <table:table-cell office:value-type="float" office:value="0.061519" calcext:value-type="float">
            <text:p>0.06151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80" calcext:value-type="float">
            <text:p>48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45</text:p>
          </table:table-cell>
          <table:table-cell office:value-type="float" office:value="0.093125" calcext:value-type="float">
            <text:p>0.09312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6" calcext:value-type="float">
            <text:p>47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45</text:p>
          </table:table-cell>
          <table:table-cell office:value-type="float" office:value="0.111769" calcext:value-type="float">
            <text:p>0.11176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8" calcext:value-type="float">
            <text:p>4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46</text:p>
          </table:table-cell>
          <table:table-cell office:value-type="float" office:value="0.132325" calcext:value-type="float">
            <text:p>0.13232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9" calcext:value-type="float">
            <text:p>4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47</text:p>
          </table:table-cell>
          <table:table-cell office:value-type="float" office:value="0.154815" calcext:value-type="float">
            <text:p>0.15481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9" calcext:value-type="float">
            <text:p>4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47</text:p>
          </table:table-cell>
          <table:table-cell office:value-type="float" office:value="0.179242" calcext:value-type="float">
            <text:p>0.17924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9" calcext:value-type="float">
            <text:p>4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48</text:p>
          </table:table-cell>
          <table:table-cell office:value-type="float" office:value="0.233902" calcext:value-type="float">
            <text:p>0.23390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9" calcext:value-type="float">
            <text:p>4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48</text:p>
          </table:table-cell>
          <table:table-cell office:value-type="float" office:value="0.263889" calcext:value-type="float">
            <text:p>0.26388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7" calcext:value-type="float">
            <text:p>46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49</text:p>
          </table:table-cell>
          <table:table-cell office:value-type="float" office:value="0.295519" calcext:value-type="float">
            <text:p>0.29551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4" calcext:value-type="float">
            <text:p>4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50</text:p>
          </table:table-cell>
          <table:table-cell office:value-type="float" office:value="0.328716" calcext:value-type="float">
            <text:p>0.32871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0" calcext:value-type="float">
            <text:p>46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50</text:p>
          </table:table-cell>
          <table:table-cell office:value-type="float" office:value="0.363384" calcext:value-type="float">
            <text:p>0.36338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56" calcext:value-type="float">
            <text:p>45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51</text:p>
          </table:table-cell>
          <table:table-cell office:value-type="float" office:value="0.436835" calcext:value-type="float">
            <text:p>0.43683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6" calcext:value-type="float">
            <text:p>44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51</text:p>
          </table:table-cell>
          <table:table-cell office:value-type="float" office:value="0.475374" calcext:value-type="float">
            <text:p>0.47537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1" calcext:value-type="float">
            <text:p>44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52</text:p>
          </table:table-cell>
          <table:table-cell office:value-type="float" office:value="0.514916" calcext:value-type="float">
            <text:p>0.51491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5" calcext:value-type="float">
            <text:p>4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53</text:p>
          </table:table-cell>
          <table:table-cell office:value-type="float" office:value="0.555317" calcext:value-type="float">
            <text:p>0.55531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28" calcext:value-type="float">
            <text:p>4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53</text:p>
          </table:table-cell>
          <table:table-cell office:value-type="float" office:value="0.596403" calcext:value-type="float">
            <text:p>0.59640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21" calcext:value-type="float">
            <text:p>42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54</text:p>
          </table:table-cell>
          <table:table-cell office:value-type="float" office:value="0.68012" calcext:value-type="float">
            <text:p>0.6801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11" calcext:value-type="float">
            <text:p>4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54</text:p>
          </table:table-cell>
          <table:table-cell office:value-type="float" office:value="0.722505" calcext:value-type="float">
            <text:p>0.72250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04" calcext:value-type="float">
            <text:p>4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55</text:p>
          </table:table-cell>
          <table:table-cell office:value-type="float" office:value="0.764988" calcext:value-type="float">
            <text:p>0.76498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97" calcext:value-type="float">
            <text:p>39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56</text:p>
          </table:table-cell>
          <table:table-cell office:value-type="float" office:value="0.807397" calcext:value-type="float">
            <text:p>0.80739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90" calcext:value-type="float">
            <text:p>39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56</text:p>
          </table:table-cell>
          <table:table-cell office:value-type="float" office:value="0.849562" calcext:value-type="float">
            <text:p>0.84956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83" calcext:value-type="float">
            <text:p>3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57</text:p>
          </table:table-cell>
          <table:table-cell office:value-type="float" office:value="0.932641" calcext:value-type="float">
            <text:p>0.93264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73" calcext:value-type="float">
            <text:p>37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57</text:p>
          </table:table-cell>
          <table:table-cell office:value-type="float" office:value="0.973311" calcext:value-type="float">
            <text:p>0.97331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67" calcext:value-type="float">
            <text:p>36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58</text:p>
          </table:table-cell>
          <table:table-cell office:value-type="float" office:value="1.013173" calcext:value-type="float">
            <text:p>1.01317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61" calcext:value-type="float">
            <text:p>36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59</text:p>
          </table:table-cell>
          <table:table-cell office:value-type="float" office:value="1.052079" calcext:value-type="float">
            <text:p>1.05207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1:59</text:p>
          </table:table-cell>
          <table:table-cell office:value-type="float" office:value="1.126583" calcext:value-type="float">
            <text:p>1.12658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5" calcext:value-type="float">
            <text:p>3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00</text:p>
          </table:table-cell>
          <table:table-cell office:value-type="float" office:value="1.161937" calcext:value-type="float">
            <text:p>1.16193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1" calcext:value-type="float">
            <text:p>34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00</text:p>
          </table:table-cell>
          <table:table-cell office:value-type="float" office:value="1.195845" calcext:value-type="float">
            <text:p>1.19584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37" calcext:value-type="float">
            <text:p>3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01</text:p>
          </table:table-cell>
          <table:table-cell office:value-type="float" office:value="1.228209" calcext:value-type="float">
            <text:p>1.22820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34" calcext:value-type="float">
            <text:p>3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02</text:p>
          </table:table-cell>
          <table:table-cell office:value-type="float" office:value="1.258957" calcext:value-type="float">
            <text:p>1.25895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31" calcext:value-type="float">
            <text:p>3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02</text:p>
          </table:table-cell>
          <table:table-cell office:value-type="float" office:value="1.31538" calcext:value-type="float">
            <text:p>1.3153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21" calcext:value-type="float">
            <text:p>32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03</text:p>
          </table:table-cell>
          <table:table-cell office:value-type="float" office:value="1.340811" calcext:value-type="float">
            <text:p>1.34081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21" calcext:value-type="float">
            <text:p>32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03</text:p>
          </table:table-cell>
          <table:table-cell office:value-type="float" office:value="1.364307" calcext:value-type="float">
            <text:p>1.36430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21" calcext:value-type="float">
            <text:p>32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04</text:p>
          </table:table-cell>
          <table:table-cell office:value-type="float" office:value="1.385867" calcext:value-type="float">
            <text:p>1.38586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22" calcext:value-type="float">
            <text:p>3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05</text:p>
          </table:table-cell>
          <table:table-cell office:value-type="float" office:value="1.405516" calcext:value-type="float">
            <text:p>1.40551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24" calcext:value-type="float">
            <text:p>3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05</text:p>
          </table:table-cell>
          <table:table-cell office:value-type="float" office:value="1.439228" calcext:value-type="float">
            <text:p>1.43922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06</text:p>
          </table:table-cell>
          <table:table-cell office:value-type="float" office:value="1.453193" calcext:value-type="float">
            <text:p>1.45319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24" calcext:value-type="float">
            <text:p>3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06</text:p>
          </table:table-cell>
          <table:table-cell office:value-type="float" office:value="1.465296" calcext:value-type="float">
            <text:p>1.46529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29" calcext:value-type="float">
            <text:p>3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07</text:p>
          </table:table-cell>
          <table:table-cell office:value-type="float" office:value="1.475659" calcext:value-type="float">
            <text:p>1.47565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34" calcext:value-type="float">
            <text:p>3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08</text:p>
          </table:table-cell>
          <table:table-cell office:value-type="float" office:value="1.484406" calcext:value-type="float">
            <text:p>1.48440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0" calcext:value-type="float">
            <text:p>34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08</text:p>
          </table:table-cell>
          <table:table-cell office:value-type="float" office:value="1.497489" calcext:value-type="float">
            <text:p>1.49748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4" calcext:value-type="float">
            <text:p>3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09</text:p>
          </table:table-cell>
          <table:table-cell office:value-type="float" office:value="1.501923" calcext:value-type="float">
            <text:p>1.50192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52" calcext:value-type="float">
            <text:p>3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09</text:p>
          </table:table-cell>
          <table:table-cell office:value-type="float" office:value="1.505182" calcext:value-type="float">
            <text:p>1.50518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60" calcext:value-type="float">
            <text:p>36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10</text:p>
          </table:table-cell>
          <table:table-cell office:value-type="float" office:value="1.50746" calcext:value-type="float">
            <text:p>1.5074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69" calcext:value-type="float">
            <text:p>3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11</text:p>
          </table:table-cell>
          <table:table-cell office:value-type="float" office:value="1.508979" calcext:value-type="float">
            <text:p>1.50897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78" calcext:value-type="float">
            <text:p>3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11</text:p>
          </table:table-cell>
          <table:table-cell office:value-type="float" office:value="1.5104" calcext:value-type="float">
            <text:p>1.510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87" calcext:value-type="float">
            <text:p>3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12</text:p>
          </table:table-cell>
          <table:table-cell office:value-type="float" office:value="1.510523" calcext:value-type="float">
            <text:p>1.51052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96" calcext:value-type="float">
            <text:p>39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12</text:p>
          </table:table-cell>
          <table:table-cell office:value-type="float" office:value="1.510547" calcext:value-type="float">
            <text:p>1.51054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05" calcext:value-type="float">
            <text:p>40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13</text:p>
          </table:table-cell>
          <table:table-cell office:value-type="float" office:value="1.510694" calcext:value-type="float">
            <text:p>1.51069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14" calcext:value-type="float">
            <text:p>4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14</text:p>
          </table:table-cell>
          <table:table-cell office:value-type="float" office:value="1.511184" calcext:value-type="float">
            <text:p>1.51118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23" calcext:value-type="float">
            <text:p>4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14</text:p>
          </table:table-cell>
          <table:table-cell office:value-type="float" office:value="1.513855" calcext:value-type="float">
            <text:p>1.51385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1" calcext:value-type="float">
            <text:p>4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15</text:p>
          </table:table-cell>
          <table:table-cell office:value-type="float" office:value="1.516231" calcext:value-type="float">
            <text:p>1.51623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0" calcext:value-type="float">
            <text:p>44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15</text:p>
          </table:table-cell>
          <table:table-cell office:value-type="float" office:value="1.519588" calcext:value-type="float">
            <text:p>1.51958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16</text:p>
          </table:table-cell>
          <table:table-cell office:value-type="float" office:value="1.52412" calcext:value-type="float">
            <text:p>1.5241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56" calcext:value-type="float">
            <text:p>45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17</text:p>
          </table:table-cell>
          <table:table-cell office:value-type="float" office:value="1.530025" calcext:value-type="float">
            <text:p>1.53002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3" calcext:value-type="float">
            <text:p>46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17</text:p>
          </table:table-cell>
          <table:table-cell office:value-type="float" office:value="1.546464" calcext:value-type="float">
            <text:p>1.54646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6" calcext:value-type="float">
            <text:p>46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18</text:p>
          </table:table-cell>
          <table:table-cell office:value-type="float" office:value="1.557073" calcext:value-type="float">
            <text:p>1.55707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1" calcext:value-type="float">
            <text:p>47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18</text:p>
          </table:table-cell>
          <table:table-cell office:value-type="float" office:value="1.569421" calcext:value-type="float">
            <text:p>1.56942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6" calcext:value-type="float">
            <text:p>47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19</text:p>
          </table:table-cell>
          <table:table-cell office:value-type="float" office:value="1.583631" calcext:value-type="float">
            <text:p>1.58363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80" calcext:value-type="float">
            <text:p>48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20</text:p>
          </table:table-cell>
          <table:table-cell office:value-type="float" office:value="1.599801" calcext:value-type="float">
            <text:p>1.59980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83" calcext:value-type="float">
            <text:p>4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20</text:p>
          </table:table-cell>
          <table:table-cell office:value-type="float" office:value="1.638241" calcext:value-type="float">
            <text:p>1.63824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7" calcext:value-type="float">
            <text:p>47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21</text:p>
          </table:table-cell>
          <table:table-cell office:value-type="float" office:value="1.660365" calcext:value-type="float">
            <text:p>1.66036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8" calcext:value-type="float">
            <text:p>4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21</text:p>
          </table:table-cell>
          <table:table-cell office:value-type="float" office:value="1.684399" calcext:value-type="float">
            <text:p>1.68439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8" calcext:value-type="float">
            <text:p>4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22</text:p>
          </table:table-cell>
          <table:table-cell office:value-type="float" office:value="1.710345" calcext:value-type="float">
            <text:p>1.71034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7" calcext:value-type="float">
            <text:p>47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23</text:p>
          </table:table-cell>
          <table:table-cell office:value-type="float" office:value="1.738177" calcext:value-type="float">
            <text:p>1.73817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5" calcext:value-type="float">
            <text:p>47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23</text:p>
          </table:table-cell>
          <table:table-cell office:value-type="float" office:value="1.799353" calcext:value-type="float">
            <text:p>1.79935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5" calcext:value-type="float">
            <text:p>46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24</text:p>
          </table:table-cell>
          <table:table-cell office:value-type="float" office:value="1.832453" calcext:value-type="float">
            <text:p>1.83245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2" calcext:value-type="float">
            <text:p>4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24</text:p>
          </table:table-cell>
          <table:table-cell office:value-type="float" office:value="1.867071" calcext:value-type="float">
            <text:p>1.86707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58" calcext:value-type="float">
            <text:p>4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25</text:p>
          </table:table-cell>
          <table:table-cell office:value-type="float" office:value="1.903111" calcext:value-type="float">
            <text:p>1.90311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53" calcext:value-type="float">
            <text:p>4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26</text:p>
          </table:table-cell>
          <table:table-cell office:value-type="float" office:value="1.940449" calcext:value-type="float">
            <text:p>1.94044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26</text:p>
          </table:table-cell>
          <table:table-cell office:value-type="float" office:value="2.018653" calcext:value-type="float">
            <text:p>2.01865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8" calcext:value-type="float">
            <text:p>43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27</text:p>
          </table:table-cell>
          <table:table-cell office:value-type="float" office:value="2.059274" calcext:value-type="float">
            <text:p>2.05927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2" calcext:value-type="float">
            <text:p>4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28</text:p>
          </table:table-cell>
          <table:table-cell office:value-type="float" office:value="2.100679" calcext:value-type="float">
            <text:p>2.10067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25" calcext:value-type="float">
            <text:p>4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28</text:p>
          </table:table-cell>
          <table:table-cell office:value-type="float" office:value="2.142696" calcext:value-type="float">
            <text:p>2.14269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18" calcext:value-type="float">
            <text:p>4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29</text:p>
          </table:table-cell>
          <table:table-cell office:value-type="float" office:value="2.185155" calcext:value-type="float">
            <text:p>2.18515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11" calcext:value-type="float">
            <text:p>4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29</text:p>
          </table:table-cell>
          <table:table-cell office:value-type="float" office:value="2.27088" calcext:value-type="float">
            <text:p>2.2708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01" calcext:value-type="float">
            <text:p>40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30</text:p>
          </table:table-cell>
          <table:table-cell office:value-type="float" office:value="2.313902" calcext:value-type="float">
            <text:p>2.31390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94" calcext:value-type="float">
            <text:p>39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31</text:p>
          </table:table-cell>
          <table:table-cell office:value-type="float" office:value="2.356777" calcext:value-type="float">
            <text:p>2.35677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86" calcext:value-type="float">
            <text:p>38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31</text:p>
          </table:table-cell>
          <table:table-cell office:value-type="float" office:value="2.399309" calcext:value-type="float">
            <text:p>2.39930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78" calcext:value-type="float">
            <text:p>3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32</text:p>
          </table:table-cell>
          <table:table-cell office:value-type="float" office:value="2.441302" calcext:value-type="float">
            <text:p>2.44130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71" calcext:value-type="float">
            <text:p>37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32</text:p>
          </table:table-cell>
          <table:table-cell office:value-type="float" office:value="2.523157" calcext:value-type="float">
            <text:p>2.52315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61" calcext:value-type="float">
            <text:p>36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33</text:p>
          </table:table-cell>
          <table:table-cell office:value-type="float" office:value="2.562773" calcext:value-type="float">
            <text:p>2.56277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34</text:p>
          </table:table-cell>
          <table:table-cell office:value-type="float" office:value="2.601287" calcext:value-type="float">
            <text:p>2.60128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9" calcext:value-type="float">
            <text:p>34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34</text:p>
          </table:table-cell>
          <table:table-cell office:value-type="float" office:value="2.638552" calcext:value-type="float">
            <text:p>2.63855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4" calcext:value-type="float">
            <text:p>3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35</text:p>
          </table:table-cell>
          <table:table-cell office:value-type="float" office:value="2.674444" calcext:value-type="float">
            <text:p>2.67444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39" calcext:value-type="float">
            <text:p>3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35</text:p>
          </table:table-cell>
          <table:table-cell office:value-type="float" office:value="2.741746" calcext:value-type="float">
            <text:p>2.74174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29" calcext:value-type="float">
            <text:p>3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36</text:p>
          </table:table-cell>
          <table:table-cell office:value-type="float" office:value="2.77291" calcext:value-type="float">
            <text:p>2.7729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27" calcext:value-type="float">
            <text:p>3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37</text:p>
          </table:table-cell>
          <table:table-cell office:value-type="float" office:value="2.802285" calcext:value-type="float">
            <text:p>2.80228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25" calcext:value-type="float">
            <text:p>3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37</text:p>
          </table:table-cell>
          <table:table-cell office:value-type="float" office:value="2.829823" calcext:value-type="float">
            <text:p>2.82982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24" calcext:value-type="float">
            <text:p>3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38</text:p>
          </table:table-cell>
          <table:table-cell office:value-type="float" office:value="2.855499" calcext:value-type="float">
            <text:p>2.85549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23" calcext:value-type="float">
            <text:p>3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38</text:p>
          </table:table-cell>
          <table:table-cell office:value-type="float" office:value="2.901192" calcext:value-type="float">
            <text:p>2.90119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14" calcext:value-type="float">
            <text:p>3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39</text:p>
          </table:table-cell>
          <table:table-cell office:value-type="float" office:value="2.920988" calcext:value-type="float">
            <text:p>2.92098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16" calcext:value-type="float">
            <text:p>3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40</text:p>
          </table:table-cell>
          <table:table-cell office:value-type="float" office:value="2.938726" calcext:value-type="float">
            <text:p>2.938726</text:p>
          </table:table-cell>
          <table:table-cell office:value-type="float" office:value="4" calcext:value-type="float">
            <text:p>4</text:p>
          </table:table-cell>
          <table:table-cell office:value-type="float" office:value="-7.5" calcext:value-type="float">
            <text:p>-7.5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40</text:p>
          </table:table-cell>
          <table:table-cell office:value-type="float" office:value="2.954455" calcext:value-type="float">
            <text:p>2.954455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41</text:p>
          </table:table-cell>
          <table:table-cell office:value-type="float" office:value="2.968248" calcext:value-type="float">
            <text:p>2.968248</text:p>
          </table:table-cell>
          <table:table-cell office:value-type="float" office:value="4" calcext:value-type="float">
            <text:p>4</text:p>
          </table:table-cell>
          <table:table-cell office:value-type="float" office:value="-6.5" calcext:value-type="float">
            <text:p>-6.5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41</text:p>
          </table:table-cell>
          <table:table-cell office:value-type="float" office:value="2.990323" calcext:value-type="float">
            <text:p>2.990323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42</text:p>
          </table:table-cell>
          <table:table-cell office:value-type="float" office:value="2.998628" calcext:value-type="float">
            <text:p>2.998628</text:p>
          </table:table-cell>
          <table:table-cell office:value-type="float" office:value="4" calcext:value-type="float">
            <text:p>4</text:p>
          </table:table-cell>
          <table:table-cell office:value-type="float" office:value="-5.5" calcext:value-type="float">
            <text:p>-5.5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43</text:p>
          </table:table-cell>
          <table:table-cell office:value-type="float" office:value="3.005268" calcext:value-type="float">
            <text:p>3.005268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43</text:p>
          </table:table-cell>
          <table:table-cell office:value-type="float" office:value="3.010413" calcext:value-type="float">
            <text:p>3.010413</text:p>
          </table:table-cell>
          <table:table-cell office:value-type="float" office:value="4" calcext:value-type="float">
            <text:p>4</text:p>
          </table:table-cell>
          <table:table-cell office:value-type="float" office:value="-4.5" calcext:value-type="float">
            <text:p>-4.5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44</text:p>
          </table:table-cell>
          <table:table-cell office:value-type="float" office:value="3.014235" calcext:value-type="float">
            <text:p>3.014235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44</text:p>
          </table:table-cell>
          <table:table-cell office:value-type="float" office:value="3.018498" calcext:value-type="float">
            <text:p>3.018498</text:p>
          </table:table-cell>
          <table:table-cell office:value-type="float" office:value="4" calcext:value-type="float">
            <text:p>4</text:p>
          </table:table-cell>
          <table:table-cell office:value-type="float" office:value="-3.5" calcext:value-type="float">
            <text:p>-3.5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45</text:p>
          </table:table-cell>
          <table:table-cell office:value-type="float" office:value="3.019135" calcext:value-type="float">
            <text:p>3.019135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46</text:p>
          </table:table-cell>
          <table:table-cell office:value-type="float" office:value="3.019062" calcext:value-type="float">
            <text:p>3.019062</text:p>
          </table:table-cell>
          <table:table-cell office:value-type="float" office:value="4" calcext:value-type="float">
            <text:p>4</text:p>
          </table:table-cell>
          <table:table-cell office:value-type="float" office:value="-2.5" calcext:value-type="float">
            <text:p>-2.5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46</text:p>
          </table:table-cell>
          <table:table-cell office:value-type="float" office:value="3.018523" calcext:value-type="float">
            <text:p>3.01852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47</text:p>
          </table:table-cell>
          <table:table-cell office:value-type="float" office:value="3.017763" calcext:value-type="float">
            <text:p>3.01776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47</text:p>
          </table:table-cell>
          <table:table-cell office:value-type="float" office:value="3.016317" calcext:value-type="float">
            <text:p>3.01631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48</text:p>
          </table:table-cell>
          <table:table-cell office:value-type="float" office:value="3.015876" calcext:value-type="float">
            <text:p>3.01587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49</text:p>
          </table:table-cell>
          <table:table-cell office:value-type="float" office:value="3.01595" calcext:value-type="float">
            <text:p>3.0159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49</text:p>
          </table:table-cell>
          <table:table-cell office:value-type="float" office:value="3.016758" calcext:value-type="float">
            <text:p>3.01675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50</text:p>
          </table:table-cell>
          <table:table-cell office:value-type="float" office:value="3.018522" calcext:value-type="float">
            <text:p>3.01852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50</text:p>
          </table:table-cell>
          <table:table-cell office:value-type="float" office:value="3.025578" calcext:value-type="float">
            <text:p>3.02557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51</text:p>
          </table:table-cell>
          <table:table-cell office:value-type="float" office:value="3.031042" calcext:value-type="float">
            <text:p>3.03104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52</text:p>
          </table:table-cell>
          <table:table-cell office:value-type="float" office:value="3.038024" calcext:value-type="float">
            <text:p>3.03802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52</text:p>
          </table:table-cell>
          <table:table-cell office:value-type="float" office:value="3.046697" calcext:value-type="float">
            <text:p>3.04669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53</text:p>
          </table:table-cell>
          <table:table-cell office:value-type="float" office:value="3.057208" calcext:value-type="float">
            <text:p>3.05720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53</text:p>
          </table:table-cell>
          <table:table-cell office:value-type="float" office:value="3.084109" calcext:value-type="float">
            <text:p>3.08410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54</text:p>
          </table:table-cell>
          <table:table-cell office:value-type="float" office:value="3.10045" calcext:value-type="float">
            <text:p>3.1004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55</text:p>
          </table:table-cell>
          <table:table-cell office:value-type="float" office:value="3.118776" calcext:value-type="float">
            <text:p>3.11877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55</text:p>
          </table:table-cell>
          <table:table-cell office:value-type="float" office:value="3.139136" calcext:value-type="float">
            <text:p>3.13913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56</text:p>
          </table:table-cell>
          <table:table-cell office:value-type="float" office:value="3.186029" calcext:value-type="float">
            <text:p>3.18602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56</text:p>
          </table:table-cell>
          <table:table-cell office:value-type="float" office:value="3.212317" calcext:value-type="float">
            <text:p>3.21231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57</text:p>
          </table:table-cell>
          <table:table-cell office:value-type="float" office:value="3.240394" calcext:value-type="float">
            <text:p>3.24039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58</text:p>
          </table:table-cell>
          <table:table-cell office:value-type="float" office:value="3.270211" calcext:value-type="float">
            <text:p>3.27021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58</text:p>
          </table:table-cell>
          <table:table-cell office:value-type="float" office:value="3.301718" calcext:value-type="float">
            <text:p>3.30171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59</text:p>
          </table:table-cell>
          <table:table-cell office:value-type="float" office:value="3.369583" calcext:value-type="float">
            <text:p>3.36958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2:59</text:p>
          </table:table-cell>
          <table:table-cell office:value-type="float" office:value="3.405696" calcext:value-type="float">
            <text:p>3.40569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00</text:p>
          </table:table-cell>
          <table:table-cell office:value-type="float" office:value="3.443083" calcext:value-type="float">
            <text:p>3.44308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01</text:p>
          </table:table-cell>
          <table:table-cell office:value-type="float" office:value="3.481621" calcext:value-type="float">
            <text:p>3.48162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01</text:p>
          </table:table-cell>
          <table:table-cell office:value-type="float" office:value="3.521164" calcext:value-type="float">
            <text:p>3.52116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02</text:p>
          </table:table-cell>
          <table:table-cell office:value-type="float" office:value="3.602528" calcext:value-type="float">
            <text:p>3.60252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02</text:p>
          </table:table-cell>
          <table:table-cell office:value-type="float" office:value="3.644105" calcext:value-type="float">
            <text:p>3.64410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03</text:p>
          </table:table-cell>
          <table:table-cell office:value-type="float" office:value="3.685951" calcext:value-type="float">
            <text:p>3.68595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04</text:p>
          </table:table-cell>
          <table:table-cell office:value-type="float" office:value="3.727821" calcext:value-type="float">
            <text:p>3.72782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04</text:p>
          </table:table-cell>
          <table:table-cell office:value-type="float" office:value="3.769471" calcext:value-type="float">
            <text:p>3.76947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05</text:p>
          </table:table-cell>
          <table:table-cell office:value-type="float" office:value="3.851375" calcext:value-type="float">
            <text:p>3.85137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05</text:p>
          </table:table-cell>
          <table:table-cell office:value-type="float" office:value="3.891383" calcext:value-type="float">
            <text:p>3.89138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06</text:p>
          </table:table-cell>
          <table:table-cell office:value-type="float" office:value="3.930436" calcext:value-type="float">
            <text:p>3.93043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07</text:p>
          </table:table-cell>
          <table:table-cell office:value-type="float" office:value="3.968289" calcext:value-type="float">
            <text:p>3.96828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07</text:p>
          </table:table-cell>
          <table:table-cell office:value-type="float" office:value="4.004696" calcext:value-type="float">
            <text:p>4.00469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08</text:p>
          </table:table-cell>
          <table:table-cell office:value-type="float" office:value="4.072439" calcext:value-type="float">
            <text:p>4.07243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08</text:p>
          </table:table-cell>
          <table:table-cell office:value-type="float" office:value="4.103529" calcext:value-type="float">
            <text:p>4.10352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09</text:p>
          </table:table-cell>
          <table:table-cell office:value-type="float" office:value="4.132439" calcext:value-type="float">
            <text:p>4.13243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10</text:p>
          </table:table-cell>
          <table:table-cell office:value-type="float" office:value="4.158924" calcext:value-type="float">
            <text:p>4.15892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10</text:p>
          </table:table-cell>
          <table:table-cell office:value-type="float" office:value="4.182738" calcext:value-type="float">
            <text:p>4.18273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11</text:p>
          </table:table-cell>
          <table:table-cell office:value-type="float" office:value="4.221619" calcext:value-type="float">
            <text:p>4.22161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11</text:p>
          </table:table-cell>
          <table:table-cell office:value-type="float" office:value="4.236442" calcext:value-type="float">
            <text:p>4.23644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12</text:p>
          </table:table-cell>
          <table:table-cell office:value-type="float" office:value="4.247957" calcext:value-type="float">
            <text:p>4.24795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13</text:p>
          </table:table-cell>
          <table:table-cell office:value-type="float" office:value="4.256042" calcext:value-type="float">
            <text:p>4.25604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13</text:p>
          </table:table-cell>
          <table:table-cell office:value-type="float" office:value="4.260599" calcext:value-type="float">
            <text:p>4.26059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14</text:p>
          </table:table-cell>
          <table:table-cell office:value-type="float" office:value="4.258982" calcext:value-type="float">
            <text:p>4.25898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14</text:p>
          </table:table-cell>
          <table:table-cell office:value-type="float" office:value="4.252808" calcext:value-type="float">
            <text:p>4.25280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15</text:p>
          </table:table-cell>
          <table:table-cell office:value-type="float" office:value="4.243105" calcext:value-type="float">
            <text:p>4.24310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16</text:p>
          </table:table-cell>
          <table:table-cell office:value-type="float" office:value="4.229949" calcext:value-type="float">
            <text:p>4.22994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16</text:p>
          </table:table-cell>
          <table:table-cell office:value-type="float" office:value="4.21346" calcext:value-type="float">
            <text:p>4.2134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17</text:p>
          </table:table-cell>
          <table:table-cell office:value-type="float" office:value="4.170928" calcext:value-type="float">
            <text:p>4.17092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17</text:p>
          </table:table-cell>
          <table:table-cell office:value-type="float" office:value="4.14513" calcext:value-type="float">
            <text:p>4.1451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18</text:p>
          </table:table-cell>
          <table:table-cell office:value-type="float" office:value="4.116612" calcext:value-type="float">
            <text:p>4.11661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19</text:p>
          </table:table-cell>
          <table:table-cell office:value-type="float" office:value="4.085619" calcext:value-type="float">
            <text:p>4.08561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19</text:p>
          </table:table-cell>
          <table:table-cell office:value-type="float" office:value="4.052397" calcext:value-type="float">
            <text:p>4.05239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20</text:p>
          </table:table-cell>
          <table:table-cell office:value-type="float" office:value="3.98" calcext:value-type="float">
            <text:p>3.9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20</text:p>
          </table:table-cell>
          <table:table-cell office:value-type="float" office:value="3.94107" calcext:value-type="float">
            <text:p>3.9410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21</text:p>
          </table:table-cell>
          <table:table-cell office:value-type="float" office:value="3.900645" calcext:value-type="float">
            <text:p>3.90064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22</text:p>
          </table:table-cell>
          <table:table-cell office:value-type="float" office:value="3.85897" calcext:value-type="float">
            <text:p>3.8589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22</text:p>
          </table:table-cell>
          <table:table-cell office:value-type="float" office:value="3.816291" calcext:value-type="float">
            <text:p>3.81629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23</text:p>
          </table:table-cell>
          <table:table-cell office:value-type="float" office:value="3.728654" calcext:value-type="float">
            <text:p>3.72865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23</text:p>
          </table:table-cell>
          <table:table-cell office:value-type="float" office:value="3.683942" calcext:value-type="float">
            <text:p>3.68394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24</text:p>
          </table:table-cell>
          <table:table-cell office:value-type="float" office:value="3.63896" calcext:value-type="float">
            <text:p>3.6389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25</text:p>
          </table:table-cell>
          <table:table-cell office:value-type="float" office:value="3.593953" calcext:value-type="float">
            <text:p>3.59395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25</text:p>
          </table:table-cell>
          <table:table-cell office:value-type="float" office:value="3.549167" calcext:value-type="float">
            <text:p>3.54916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26</text:p>
          </table:table-cell>
          <table:table-cell office:value-type="float" office:value="3.460992" calcext:value-type="float">
            <text:p>3.46099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26</text:p>
          </table:table-cell>
          <table:table-cell office:value-type="float" office:value="3.417847" calcext:value-type="float">
            <text:p>3.41784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27</text:p>
          </table:table-cell>
          <table:table-cell office:value-type="float" office:value="3.375659" calcext:value-type="float">
            <text:p>3.37565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28</text:p>
          </table:table-cell>
          <table:table-cell office:value-type="float" office:value="3.33467" calcext:value-type="float">
            <text:p>3.3346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28</text:p>
          </table:table-cell>
          <table:table-cell office:value-type="float" office:value="3.295127" calcext:value-type="float">
            <text:p>3.29512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29</text:p>
          </table:table-cell>
          <table:table-cell office:value-type="float" office:value="3.221113" calcext:value-type="float">
            <text:p>3.22111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29</text:p>
          </table:table-cell>
          <table:table-cell office:value-type="float" office:value="3.186886" calcext:value-type="float">
            <text:p>3.18688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30</text:p>
          </table:table-cell>
          <table:table-cell office:value-type="float" office:value="3.15484" calcext:value-type="float">
            <text:p>3.1548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31</text:p>
          </table:table-cell>
          <table:table-cell office:value-type="float" office:value="3.12522" calcext:value-type="float">
            <text:p>3.1252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31</text:p>
          </table:table-cell>
          <table:table-cell office:value-type="float" office:value="3.09827" calcext:value-type="float">
            <text:p>3.0982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32</text:p>
          </table:table-cell>
          <table:table-cell office:value-type="float" office:value="3.053116" calcext:value-type="float">
            <text:p>3.05311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32</text:p>
          </table:table-cell>
          <table:table-cell office:value-type="float" office:value="3.035158" calcext:value-type="float">
            <text:p>3.03515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33</text:p>
          </table:table-cell>
          <table:table-cell office:value-type="float" office:value="3.020605" calcext:value-type="float">
            <text:p>3.02060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34</text:p>
          </table:table-cell>
          <table:table-cell office:value-type="float" office:value="3.009702" calcext:value-type="float">
            <text:p>3.00970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34</text:p>
          </table:table-cell>
          <table:table-cell office:value-type="float" office:value="3.002695" calcext:value-type="float">
            <text:p>3.00269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35</text:p>
          </table:table-cell>
          <table:table-cell office:value-type="float" office:value="3.001103" calcext:value-type="float">
            <text:p>3.00110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35</text:p>
          </table:table-cell>
          <table:table-cell office:value-type="float" office:value="3.006762" calcext:value-type="float">
            <text:p>3.00676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36</text:p>
          </table:table-cell>
          <table:table-cell office:value-type="float" office:value="3.016979" calcext:value-type="float">
            <text:p>3.01697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37</text:p>
          </table:table-cell>
          <table:table-cell office:value-type="float" office:value="3.031875" calcext:value-type="float">
            <text:p>3.03187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37</text:p>
          </table:table-cell>
          <table:table-cell office:value-type="float" office:value="3.051524" calcext:value-type="float">
            <text:p>3.05152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38</text:p>
          </table:table-cell>
          <table:table-cell office:value-type="float" office:value="3.105228" calcext:value-type="float">
            <text:p>3.10522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38</text:p>
          </table:table-cell>
          <table:table-cell office:value-type="float" office:value="3.139038" calcext:value-type="float">
            <text:p>3.13903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39</text:p>
          </table:table-cell>
          <table:table-cell office:value-type="float" office:value="3.177307" calcext:value-type="float">
            <text:p>3.17730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40</text:p>
          </table:table-cell>
          <table:table-cell office:value-type="float" office:value="3.219888" calcext:value-type="float">
            <text:p>3.21988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40</text:p>
          </table:table-cell>
          <table:table-cell office:value-type="float" office:value="3.266585" calcext:value-type="float">
            <text:p>3.26658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41</text:p>
          </table:table-cell>
          <table:table-cell office:value-type="float" office:value="3.371665" calcext:value-type="float">
            <text:p>3.371665</text:p>
          </table:table-cell>
          <table:table-cell office:value-type="float" office:value="4" calcext:value-type="float">
            <text:p>4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549" calcext:value-type="float">
            <text:p>54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41</text:p>
          </table:table-cell>
          <table:table-cell office:value-type="float" office:value="3.429803" calcext:value-type="float">
            <text:p>3.42980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539" calcext:value-type="float">
            <text:p>53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42</text:p>
          </table:table-cell>
          <table:table-cell office:value-type="float" office:value="3.491347" calcext:value-type="float">
            <text:p>3.491347</text:p>
          </table:table-cell>
          <table:table-cell office:value-type="float" office:value="4" calcext:value-type="float">
            <text:p>4</text:p>
          </table:table-cell>
          <table:table-cell office:value-type="float" office:value="-0.5" calcext:value-type="float">
            <text:p>-0.5</text:p>
          </table:table-cell>
          <table:table-cell office:value-type="float" office:value="5" calcext:value-type="float">
            <text:p>5</text:p>
          </table:table-cell>
          <table:table-cell office:value-type="float" office:value="529" calcext:value-type="float">
            <text:p>52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43</text:p>
          </table:table-cell>
          <table:table-cell office:value-type="float" office:value="3.556052" calcext:value-type="float">
            <text:p>3.5560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19" calcext:value-type="float">
            <text:p>51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43</text:p>
          </table:table-cell>
          <table:table-cell office:value-type="float" office:value="3.623672" calcext:value-type="float">
            <text:p>3.623672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509" calcext:value-type="float">
            <text:p>50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44</text:p>
          </table:table-cell>
          <table:table-cell office:value-type="float" office:value="3.766923" calcext:value-type="float">
            <text:p>3.7669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99" calcext:value-type="float">
            <text:p>4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44</text:p>
          </table:table-cell>
          <table:table-cell office:value-type="float" office:value="3.84231" calcext:value-type="float">
            <text:p>3.84231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489" calcext:value-type="float">
            <text:p>48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45</text:p>
          </table:table-cell>
          <table:table-cell office:value-type="float" office:value="3.919877" calcext:value-type="float">
            <text:p>3.91987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79" calcext:value-type="float">
            <text:p>47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46</text:p>
          </table:table-cell>
          <table:table-cell office:value-type="float" office:value="3.99938" calcext:value-type="float">
            <text:p>3.99938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469" calcext:value-type="float">
            <text:p>46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46</text:p>
          </table:table-cell>
          <table:table-cell office:value-type="float" office:value="4.080573" calcext:value-type="float">
            <text:p>4.08057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9" calcext:value-type="float">
            <text:p>45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47</text:p>
          </table:table-cell>
          <table:table-cell office:value-type="float" office:value="4.247295" calcext:value-type="float">
            <text:p>4.24729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9" calcext:value-type="float">
            <text:p>44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47</text:p>
          </table:table-cell>
          <table:table-cell office:value-type="float" office:value="4.33258" calcext:value-type="float">
            <text:p>4.3325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39" calcext:value-type="float">
            <text:p>43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48</text:p>
          </table:table-cell>
          <table:table-cell office:value-type="float" office:value="4.418819" calcext:value-type="float">
            <text:p>4.4188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9" calcext:value-type="float">
            <text:p>42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49</text:p>
          </table:table-cell>
          <table:table-cell office:value-type="float" office:value="4.50577" calcext:value-type="float">
            <text:p>4.5057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19" calcext:value-type="float">
            <text:p>41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49</text:p>
          </table:table-cell>
          <table:table-cell office:value-type="float" office:value="4.680822" calcext:value-type="float">
            <text:p>4.6808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50</text:p>
          </table:table-cell>
          <table:table-cell office:value-type="float" office:value="4.768679" calcext:value-type="float">
            <text:p>4.76867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9" calcext:value-type="float">
            <text:p>39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50</text:p>
          </table:table-cell>
          <table:table-cell office:value-type="float" office:value="4.856512" calcext:value-type="float">
            <text:p>4.8565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89" calcext:value-type="float">
            <text:p>38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51</text:p>
          </table:table-cell>
          <table:table-cell office:value-type="float" office:value="4.944075" calcext:value-type="float">
            <text:p>4.94407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9" calcext:value-type="float">
            <text:p>37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52</text:p>
          </table:table-cell>
          <table:table-cell office:value-type="float" office:value="5.031123" calcext:value-type="float">
            <text:p>5.0311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9" calcext:value-type="float">
            <text:p>36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52</text:p>
          </table:table-cell>
          <table:table-cell office:value-type="float" office:value="5.202941" calcext:value-type="float">
            <text:p>5.202941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  <table:table-cell office:value-type="float" office:value="359" calcext:value-type="float">
            <text:p>35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53</text:p>
          </table:table-cell>
          <table:table-cell office:value-type="float" office:value="5.287467" calcext:value-type="float">
            <text:p>5.28746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53</text:p>
          </table:table-cell>
          <table:table-cell office:value-type="float" office:value="5.370742" calcext:value-type="float">
            <text:p>5.370742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office:value-type="float" office:value="339" calcext:value-type="float">
            <text:p>33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54</text:p>
          </table:table-cell>
          <table:table-cell office:value-type="float" office:value="5.452523" calcext:value-type="float">
            <text:p>5.4525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9" calcext:value-type="float">
            <text:p>32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55</text:p>
          </table:table-cell>
          <table:table-cell office:value-type="float" office:value="5.532564" calcext:value-type="float">
            <text:p>5.532564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55</text:p>
          </table:table-cell>
          <table:table-cell office:value-type="float" office:value="5.686694" calcext:value-type="float">
            <text:p>5.68669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56</text:p>
          </table:table-cell>
          <table:table-cell office:value-type="float" office:value="5.760537" calcext:value-type="float">
            <text:p>5.760537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office:value-type="float" office:value="299" calcext:value-type="float">
            <text:p>29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56</text:p>
          </table:table-cell>
          <table:table-cell office:value-type="float" office:value="5.831905" calcext:value-type="float">
            <text:p>5.83190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89" calcext:value-type="float">
            <text:p>28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57</text:p>
          </table:table-cell>
          <table:table-cell office:value-type="float" office:value="5.900554" calcext:value-type="float">
            <text:p>5.900554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279" calcext:value-type="float">
            <text:p>27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58</text:p>
          </table:table-cell>
          <table:table-cell office:value-type="float" office:value="5.966238" calcext:value-type="float">
            <text:p>5.96623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9" calcext:value-type="float">
            <text:p>26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58</text:p>
          </table:table-cell>
          <table:table-cell office:value-type="float" office:value="6.087979" calcext:value-type="float">
            <text:p>6.08797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9" calcext:value-type="float">
            <text:p>25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59</text:p>
          </table:table-cell>
          <table:table-cell office:value-type="float" office:value="6.14379" calcext:value-type="float">
            <text:p>6.1437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9" calcext:value-type="float">
            <text:p>24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3:59</text:p>
          </table:table-cell>
          <table:table-cell office:value-type="float" office:value="6.195902" calcext:value-type="float">
            <text:p>6.19590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00</text:p>
          </table:table-cell>
          <table:table-cell office:value-type="float" office:value="6.244069" calcext:value-type="float">
            <text:p>6.24406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29" calcext:value-type="float">
            <text:p>22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01</text:p>
          </table:table-cell>
          <table:table-cell office:value-type="float" office:value="6.288046" calcext:value-type="float">
            <text:p>6.2880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19" calcext:value-type="float">
            <text:p>21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01</text:p>
          </table:table-cell>
          <table:table-cell office:value-type="float" office:value="6.362698" calcext:value-type="float">
            <text:p>6.36269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02</text:p>
          </table:table-cell>
          <table:table-cell office:value-type="float" office:value="6.393127" calcext:value-type="float">
            <text:p>6.3931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9" calcext:value-type="float">
            <text:p>19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03</text:p>
          </table:table-cell>
          <table:table-cell office:value-type="float" office:value="6.418632" calcext:value-type="float">
            <text:p>6.4186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03</text:p>
          </table:table-cell>
          <table:table-cell office:value-type="float" office:value="6.438967" calcext:value-type="float">
            <text:p>6.43896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04</text:p>
          </table:table-cell>
          <table:table-cell office:value-type="float" office:value="6.453887" calcext:value-type="float">
            <text:p>6.45388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04</text:p>
          </table:table-cell>
          <table:table-cell office:value-type="float" office:value="6.46675" calcext:value-type="float">
            <text:p>6.466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05</text:p>
          </table:table-cell>
          <table:table-cell office:value-type="float" office:value="6.464447" calcext:value-type="float">
            <text:p>6.4644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06</text:p>
          </table:table-cell>
          <table:table-cell office:value-type="float" office:value="6.456019" calcext:value-type="float">
            <text:p>6.4560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3" calcext:value-type="float">
            <text:p>14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06</text:p>
          </table:table-cell>
          <table:table-cell office:value-type="float" office:value="6.441294" calcext:value-type="float">
            <text:p>6.44129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07</text:p>
          </table:table-cell>
          <table:table-cell office:value-type="float" office:value="6.420175" calcext:value-type="float">
            <text:p>6.4201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07</text:p>
          </table:table-cell>
          <table:table-cell office:value-type="float" office:value="6.358606" calcext:value-type="float">
            <text:p>6.35860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08</text:p>
          </table:table-cell>
          <table:table-cell office:value-type="float" office:value="6.318402" calcext:value-type="float">
            <text:p>6.31840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2" calcext:value-type="float">
            <text:p>15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09</text:p>
          </table:table-cell>
          <table:table-cell office:value-type="float" office:value="6.272121" calcext:value-type="float">
            <text:p>6.2721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09</text:p>
          </table:table-cell>
          <table:table-cell office:value-type="float" office:value="6.219961" calcext:value-type="float">
            <text:p>6.21996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10</text:p>
          </table:table-cell>
          <table:table-cell office:value-type="float" office:value="6.162166" calcext:value-type="float">
            <text:p>6.16216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10</text:p>
          </table:table-cell>
          <table:table-cell office:value-type="float" office:value="6.030405" calcext:value-type="float">
            <text:p>6.03040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11</text:p>
          </table:table-cell>
          <table:table-cell office:value-type="float" office:value="5.956684" calcext:value-type="float">
            <text:p>5.95668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12</text:p>
          </table:table-cell>
          <table:table-cell office:value-type="float" office:value="5.878064" calcext:value-type="float">
            <text:p>5.8780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12</text:p>
          </table:table-cell>
          <table:table-cell office:value-type="float" office:value="5.794788" calcext:value-type="float">
            <text:p>5.7947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13</text:p>
          </table:table-cell>
          <table:table-cell office:value-type="float" office:value="5.707103" calcext:value-type="float">
            <text:p>5.7071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13</text:p>
          </table:table-cell>
          <table:table-cell office:value-type="float" office:value="5.519237" calcext:value-type="float">
            <text:p>5.51923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14</text:p>
          </table:table-cell>
          <table:table-cell office:value-type="float" office:value="5.419302" calcext:value-type="float">
            <text:p>5.41930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15</text:p>
          </table:table-cell>
          <table:table-cell office:value-type="float" office:value="5.315691" calcext:value-type="float">
            <text:p>5.31569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15</text:p>
          </table:table-cell>
          <table:table-cell office:value-type="float" office:value="5.208651" calcext:value-type="float">
            <text:p>5.20865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16</text:p>
          </table:table-cell>
          <table:table-cell office:value-type="float" office:value="5.098425" calcext:value-type="float">
            <text:p>5.0984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16</text:p>
          </table:table-cell>
          <table:table-cell office:value-type="float" office:value="4.869154" calcext:value-type="float">
            <text:p>4.86915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17</text:p>
          </table:table-cell>
          <table:table-cell office:value-type="float" office:value="4.750353" calcext:value-type="float">
            <text:p>4.75035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18</text:p>
          </table:table-cell>
          <table:table-cell office:value-type="float" office:value="4.629103" calcext:value-type="float">
            <text:p>4.6291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18</text:p>
          </table:table-cell>
          <table:table-cell office:value-type="float" office:value="4.505647" calcext:value-type="float">
            <text:p>4.5056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19</text:p>
          </table:table-cell>
          <table:table-cell office:value-type="float" office:value="4.380232" calcext:value-type="float">
            <text:p>4.3802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0" calcext:value-type="float">
            <text:p>33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19</text:p>
          </table:table-cell>
          <table:table-cell office:value-type="float" office:value="4.124256" calcext:value-type="float">
            <text:p>4.1242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40" calcext:value-type="float">
            <text:p>34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20</text:p>
          </table:table-cell>
          <table:table-cell office:value-type="float" office:value="3.99394" calcext:value-type="float">
            <text:p>3.9939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21</text:p>
          </table:table-cell>
          <table:table-cell office:value-type="float" office:value="3.8624" calcext:value-type="float">
            <text:p>3.86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21</text:p>
          </table:table-cell>
          <table:table-cell office:value-type="float" office:value="3.729879" calcext:value-type="float">
            <text:p>3.72987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70" calcext:value-type="float">
            <text:p>37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22</text:p>
          </table:table-cell>
          <table:table-cell office:value-type="float" office:value="3.596624" calcext:value-type="float">
            <text:p>3.5966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80" calcext:value-type="float">
            <text:p>38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22</text:p>
          </table:table-cell>
          <table:table-cell office:value-type="float" office:value="3.328643" calcext:value-type="float">
            <text:p>3.32864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90" calcext:value-type="float">
            <text:p>39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23</text:p>
          </table:table-cell>
          <table:table-cell office:value-type="float" office:value="3.194162" calcext:value-type="float">
            <text:p>3.19416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24</text:p>
          </table:table-cell>
          <table:table-cell office:value-type="float" office:value="3.059682" calcext:value-type="float">
            <text:p>3.05968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10" calcext:value-type="float">
            <text:p>4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24</text:p>
          </table:table-cell>
          <table:table-cell office:value-type="float" office:value="2.925447" calcext:value-type="float">
            <text:p>2.9254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20" calcext:value-type="float">
            <text:p>4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25</text:p>
          </table:table-cell>
          <table:table-cell office:value-type="float" office:value="2.791701" calcext:value-type="float">
            <text:p>2.79170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0" calcext:value-type="float">
            <text:p>43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25</text:p>
          </table:table-cell>
          <table:table-cell office:value-type="float" office:value="2.526415" calcext:value-type="float">
            <text:p>2.5264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40" calcext:value-type="float">
            <text:p>44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26</text:p>
          </table:table-cell>
          <table:table-cell office:value-type="float" office:value="2.39512" calcext:value-type="float">
            <text:p>2.395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27</text:p>
          </table:table-cell>
          <table:table-cell office:value-type="float" office:value="2.265049" calcext:value-type="float">
            <text:p>2.2650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60" calcext:value-type="float">
            <text:p>46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27</text:p>
          </table:table-cell>
          <table:table-cell office:value-type="float" office:value="2.136449" calcext:value-type="float">
            <text:p>2.1364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70" calcext:value-type="float">
            <text:p>47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28</text:p>
          </table:table-cell>
          <table:table-cell office:value-type="float" office:value="2.009563" calcext:value-type="float">
            <text:p>2.00956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28</text:p>
          </table:table-cell>
          <table:table-cell office:value-type="float" office:value="1.761672" calcext:value-type="float">
            <text:p>1.76167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90" calcext:value-type="float">
            <text:p>49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29</text:p>
          </table:table-cell>
          <table:table-cell office:value-type="float" office:value="1.640912" calcext:value-type="float">
            <text:p>1.6409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30</text:p>
          </table:table-cell>
          <table:table-cell office:value-type="float" office:value="1.522601" calcext:value-type="float">
            <text:p>1.52260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10" calcext:value-type="float">
            <text:p>5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30</text:p>
          </table:table-cell>
          <table:table-cell office:value-type="float" office:value="1.406986" calcext:value-type="float">
            <text:p>1.40698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20" calcext:value-type="float">
            <text:p>5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31</text:p>
          </table:table-cell>
          <table:table-cell office:value-type="float" office:value="1.29431" calcext:value-type="float">
            <text:p>1.294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30" calcext:value-type="float">
            <text:p>53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31</text:p>
          </table:table-cell>
          <table:table-cell office:value-type="float" office:value="1.078514" calcext:value-type="float">
            <text:p>1.0785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40" calcext:value-type="float">
            <text:p>54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32</text:p>
          </table:table-cell>
          <table:table-cell office:value-type="float" office:value="0.975639" calcext:value-type="float">
            <text:p>0.97563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50" calcext:value-type="float">
            <text:p>55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33</text:p>
          </table:table-cell>
          <table:table-cell office:value-type="float" office:value="0.876438" calcext:value-type="float">
            <text:p>0.87643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60" calcext:value-type="float">
            <text:p>56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33</text:p>
          </table:table-cell>
          <table:table-cell office:value-type="float" office:value="0.781158" calcext:value-type="float">
            <text:p>0.78115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70" calcext:value-type="float">
            <text:p>57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34</text:p>
          </table:table-cell>
          <table:table-cell office:value-type="float" office:value="0.690042" calcext:value-type="float">
            <text:p>0.69004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80" calcext:value-type="float">
            <text:p>58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34</text:p>
          </table:table-cell>
          <table:table-cell office:value-type="float" office:value="0.521041" calcext:value-type="float">
            <text:p>0.52104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90" calcext:value-type="float">
            <text:p>59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35</text:p>
          </table:table-cell>
          <table:table-cell office:value-type="float" office:value="0.443401" calcext:value-type="float">
            <text:p>0.44340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36</text:p>
          </table:table-cell>
          <table:table-cell office:value-type="float" office:value="0.37066" calcext:value-type="float">
            <text:p>0.3706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10" calcext:value-type="float">
            <text:p>6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36</text:p>
          </table:table-cell>
          <table:table-cell office:value-type="float" office:value="0.303065" calcext:value-type="float">
            <text:p>0.30306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20" calcext:value-type="float">
            <text:p>6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37</text:p>
          </table:table-cell>
          <table:table-cell office:value-type="float" office:value="0.240859" calcext:value-type="float">
            <text:p>0.24085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30" calcext:value-type="float">
            <text:p>63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37</text:p>
          </table:table-cell>
          <table:table-cell office:value-type="float" office:value="0.133353" calcext:value-type="float">
            <text:p>0.13335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38</text:p>
          </table:table-cell>
          <table:table-cell office:value-type="float" office:value="0.088298" calcext:value-type="float">
            <text:p>0.08829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50" calcext:value-type="float">
            <text:p>65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39</text:p>
          </table:table-cell>
          <table:table-cell office:value-type="float" office:value="0.049367" calcext:value-type="float">
            <text:p>0.04936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60" calcext:value-type="float">
            <text:p>66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39</text:p>
          </table:table-cell>
          <table:table-cell office:value-type="float" office:value="0.016807" calcext:value-type="float">
            <text:p>0.01680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70" calcext:value-type="float">
            <text:p>67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40</text:p>
          </table:table-cell>
          <table:table-cell office:value-type="float" office:value="-0.009139" calcext:value-type="float">
            <text:p>-0.00913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80" calcext:value-type="float">
            <text:p>68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40</text:p>
          </table:table-cell>
          <table:table-cell office:value-type="float" office:value="-0.04045" calcext:value-type="float">
            <text:p>-0.040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90" calcext:value-type="float">
            <text:p>69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41</text:p>
          </table:table-cell>
          <table:table-cell office:value-type="float" office:value="-0.04557" calcext:value-type="float">
            <text:p>-0.0455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42</text:p>
          </table:table-cell>
          <table:table-cell office:value-type="float" office:value="-0.043341" calcext:value-type="float">
            <text:p>-0.04334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42</text:p>
          </table:table-cell>
          <table:table-cell office:value-type="float" office:value="-0.033761" calcext:value-type="float">
            <text:p>-0.03376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43</text:p>
          </table:table-cell>
          <table:table-cell office:value-type="float" office:value="-0.016832" calcext:value-type="float">
            <text:p>-0.0168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43</text:p>
          </table:table-cell>
          <table:table-cell office:value-type="float" office:value="0.039077" calcext:value-type="float">
            <text:p>0.03907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90" calcext:value-type="float">
            <text:p>69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44</text:p>
          </table:table-cell>
          <table:table-cell office:value-type="float" office:value="0.077812" calcext:value-type="float">
            <text:p>0.0778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84" calcext:value-type="float">
            <text:p>68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45</text:p>
          </table:table-cell>
          <table:table-cell office:value-type="float" office:value="0.123504" calcext:value-type="float">
            <text:p>0.1235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75" calcext:value-type="float">
            <text:p>67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45</text:p>
          </table:table-cell>
          <table:table-cell office:value-type="float" office:value="0.175934" calcext:value-type="float">
            <text:p>0.1759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65" calcext:value-type="float">
            <text:p>6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46</text:p>
          </table:table-cell>
          <table:table-cell office:value-type="float" office:value="0.300272" calcext:value-type="float">
            <text:p>0.30027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55" calcext:value-type="float">
            <text:p>65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46</text:p>
          </table:table-cell>
          <table:table-cell office:value-type="float" office:value="0.371934" calcext:value-type="float">
            <text:p>0.3719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45" calcext:value-type="float">
            <text:p>64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47</text:p>
          </table:table-cell>
          <table:table-cell office:value-type="float" office:value="0.449599" calcext:value-type="float">
            <text:p>0.44959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35" calcext:value-type="float">
            <text:p>63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48</text:p>
          </table:table-cell>
          <table:table-cell office:value-type="float" office:value="0.533022" calcext:value-type="float">
            <text:p>0.5330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25" calcext:value-type="float">
            <text:p>6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48</text:p>
          </table:table-cell>
          <table:table-cell office:value-type="float" office:value="0.621957" calcext:value-type="float">
            <text:p>0.62195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49</text:p>
          </table:table-cell>
          <table:table-cell office:value-type="float" office:value="0.815629" calcext:value-type="float">
            <text:p>0.81562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05" calcext:value-type="float">
            <text:p>60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49</text:p>
          </table:table-cell>
          <table:table-cell office:value-type="float" office:value="0.920122" calcext:value-type="float">
            <text:p>0.9201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95" calcext:value-type="float">
            <text:p>59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50</text:p>
          </table:table-cell>
          <table:table-cell office:value-type="float" office:value="1.029392" calcext:value-type="float">
            <text:p>1.02939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85" calcext:value-type="float">
            <text:p>58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51</text:p>
          </table:table-cell>
          <table:table-cell office:value-type="float" office:value="1.143194" calcext:value-type="float">
            <text:p>1.14319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75" calcext:value-type="float">
            <text:p>57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51</text:p>
          </table:table-cell>
          <table:table-cell office:value-type="float" office:value="1.261284" calcext:value-type="float">
            <text:p>1.26128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65" calcext:value-type="float">
            <text:p>5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52</text:p>
          </table:table-cell>
          <table:table-cell office:value-type="float" office:value="1.509592" calcext:value-type="float">
            <text:p>1.50959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55" calcext:value-type="float">
            <text:p>55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52</text:p>
          </table:table-cell>
          <table:table-cell office:value-type="float" office:value="1.639565" calcext:value-type="float">
            <text:p>1.63956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45" calcext:value-type="float">
            <text:p>54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53</text:p>
          </table:table-cell>
          <table:table-cell office:value-type="float" office:value="1.77309" calcext:value-type="float">
            <text:p>1.773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54</text:p>
          </table:table-cell>
          <table:table-cell office:value-type="float" office:value="1.909922" calcext:value-type="float">
            <text:p>1.9099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25" calcext:value-type="float">
            <text:p>5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54</text:p>
          </table:table-cell>
          <table:table-cell office:value-type="float" office:value="2.049817" calcext:value-type="float">
            <text:p>2.0498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15" calcext:value-type="float">
            <text:p>5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55</text:p>
          </table:table-cell>
          <table:table-cell office:value-type="float" office:value="2.33806" calcext:value-type="float">
            <text:p>2.3380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05" calcext:value-type="float">
            <text:p>50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55</text:p>
          </table:table-cell>
          <table:table-cell office:value-type="float" office:value="2.486162" calcext:value-type="float">
            <text:p>2.48616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56</text:p>
          </table:table-cell>
          <table:table-cell office:value-type="float" office:value="2.636592" calcext:value-type="float">
            <text:p>2.63659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85" calcext:value-type="float">
            <text:p>48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57</text:p>
          </table:table-cell>
          <table:table-cell office:value-type="float" office:value="2.789105" calcext:value-type="float">
            <text:p>2.78910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75" calcext:value-type="float">
            <text:p>47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57</text:p>
          </table:table-cell>
          <table:table-cell office:value-type="float" office:value="2.943455" calcext:value-type="float">
            <text:p>2.94345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65" calcext:value-type="float">
            <text:p>4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58</text:p>
          </table:table-cell>
          <table:table-cell office:value-type="float" office:value="3.256932" calcext:value-type="float">
            <text:p>3.2569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55" calcext:value-type="float">
            <text:p>45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58</text:p>
          </table:table-cell>
          <table:table-cell office:value-type="float" office:value="3.415815" calcext:value-type="float">
            <text:p>3.4158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45" calcext:value-type="float">
            <text:p>44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4:59</text:p>
          </table:table-cell>
          <table:table-cell office:value-type="float" office:value="3.5758" calcext:value-type="float">
            <text:p>3.575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5" calcext:value-type="float">
            <text:p>43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00</text:p>
          </table:table-cell>
          <table:table-cell office:value-type="float" office:value="3.736642" calcext:value-type="float">
            <text:p>3.73664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25" calcext:value-type="float">
            <text:p>4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00</text:p>
          </table:table-cell>
          <table:table-cell office:value-type="float" office:value="3.898097" calcext:value-type="float">
            <text:p>3.89809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15" calcext:value-type="float">
            <text:p>4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01</text:p>
          </table:table-cell>
          <table:table-cell office:value-type="float" office:value="4.22211" calcext:value-type="float">
            <text:p>4.222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01</text:p>
          </table:table-cell>
          <table:table-cell office:value-type="float" office:value="4.384422" calcext:value-type="float">
            <text:p>4.3844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95" calcext:value-type="float">
            <text:p>39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02</text:p>
          </table:table-cell>
          <table:table-cell office:value-type="float" office:value="4.546612" calcext:value-type="float">
            <text:p>4.5466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03</text:p>
          </table:table-cell>
          <table:table-cell office:value-type="float" office:value="4.708435" calcext:value-type="float">
            <text:p>4.70843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75" calcext:value-type="float">
            <text:p>37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03</text:p>
          </table:table-cell>
          <table:table-cell office:value-type="float" office:value="4.869645" calcext:value-type="float">
            <text:p>4.86964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65" calcext:value-type="float">
            <text:p>3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04</text:p>
          </table:table-cell>
          <table:table-cell office:value-type="float" office:value="5.189492" calcext:value-type="float">
            <text:p>5.18949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55" calcext:value-type="float">
            <text:p>35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04</text:p>
          </table:table-cell>
          <table:table-cell office:value-type="float" office:value="5.347885" calcext:value-type="float">
            <text:p>5.34788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45" calcext:value-type="float">
            <text:p>34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05</text:p>
          </table:table-cell>
          <table:table-cell office:value-type="float" office:value="5.50493" calcext:value-type="float">
            <text:p>5.5049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5" calcext:value-type="float">
            <text:p>33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06</text:p>
          </table:table-cell>
          <table:table-cell office:value-type="float" office:value="5.660382" calcext:value-type="float">
            <text:p>5.66038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5" calcext:value-type="float">
            <text:p>3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06</text:p>
          </table:table-cell>
          <table:table-cell office:value-type="float" office:value="5.813997" calcext:value-type="float">
            <text:p>5.81399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07</text:p>
          </table:table-cell>
          <table:table-cell office:value-type="float" office:value="6.11498" calcext:value-type="float">
            <text:p>6.1149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07</text:p>
          </table:table-cell>
          <table:table-cell office:value-type="float" office:value="6.262102" calcext:value-type="float">
            <text:p>6.26210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5" calcext:value-type="float">
            <text:p>29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08</text:p>
          </table:table-cell>
          <table:table-cell office:value-type="float" office:value="6.406652" calcext:value-type="float">
            <text:p>6.40665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09</text:p>
          </table:table-cell>
          <table:table-cell office:value-type="float" office:value="6.548385" calcext:value-type="float">
            <text:p>6.54838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09</text:p>
          </table:table-cell>
          <table:table-cell office:value-type="float" office:value="6.687055" calcext:value-type="float">
            <text:p>6.68705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5" calcext:value-type="float">
            <text:p>2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10</text:p>
          </table:table-cell>
          <table:table-cell office:value-type="float" office:value="6.954472" calcext:value-type="float">
            <text:p>6.9544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10</text:p>
          </table:table-cell>
          <table:table-cell office:value-type="float" office:value="7.082974" calcext:value-type="float">
            <text:p>7.08297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5" calcext:value-type="float">
            <text:p>24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11</text:p>
          </table:table-cell>
          <table:table-cell office:value-type="float" office:value="7.207679" calcext:value-type="float">
            <text:p>7.20767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12</text:p>
          </table:table-cell>
          <table:table-cell office:value-type="float" office:value="7.328342" calcext:value-type="float">
            <text:p>7.32834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12</text:p>
          </table:table-cell>
          <table:table-cell office:value-type="float" office:value="7.444717" calcext:value-type="float">
            <text:p>7.4447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13</text:p>
          </table:table-cell>
          <table:table-cell office:value-type="float" office:value="7.663869" calcext:value-type="float">
            <text:p>7.66386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5" calcext:value-type="float">
            <text:p>20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13</text:p>
          </table:table-cell>
          <table:table-cell office:value-type="float" office:value="7.766402" calcext:value-type="float">
            <text:p>7.76640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14</text:p>
          </table:table-cell>
          <table:table-cell office:value-type="float" office:value="7.863912" calcext:value-type="float">
            <text:p>7.8639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15</text:p>
          </table:table-cell>
          <table:table-cell office:value-type="float" office:value="7.956154" calcext:value-type="float">
            <text:p>7.95615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15</text:p>
          </table:table-cell>
          <table:table-cell office:value-type="float" office:value="8.042884" calcext:value-type="float">
            <text:p>8.04288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16</text:p>
          </table:table-cell>
          <table:table-cell office:value-type="float" office:value="8.199072" calcext:value-type="float">
            <text:p>8.1990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16</text:p>
          </table:table-cell>
          <table:table-cell office:value-type="float" office:value="8.268285" calcext:value-type="float">
            <text:p>8.26828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17</text:p>
          </table:table-cell>
          <table:table-cell office:value-type="float" office:value="8.33125" calcext:value-type="float">
            <text:p>8.331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18</text:p>
          </table:table-cell>
          <table:table-cell office:value-type="float" office:value="8.387723" calcext:value-type="float">
            <text:p>8.3877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18</text:p>
          </table:table-cell>
          <table:table-cell office:value-type="float" office:value="8.437458" calcext:value-type="float">
            <text:p>8.43745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19</text:p>
          </table:table-cell>
          <table:table-cell office:value-type="float" office:value="8.515981" calcext:value-type="float">
            <text:p>8.51598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19</text:p>
          </table:table-cell>
          <table:table-cell office:value-type="float" office:value="8.544523" calcext:value-type="float">
            <text:p>8.5445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20</text:p>
          </table:table-cell>
          <table:table-cell office:value-type="float" office:value="8.565716" calcext:value-type="float">
            <text:p>8.5657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21</text:p>
          </table:table-cell>
          <table:table-cell office:value-type="float" office:value="8.579558" calcext:value-type="float">
            <text:p>8.57955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21</text:p>
          </table:table-cell>
          <table:table-cell office:value-type="float" office:value="8.586051" calcext:value-type="float">
            <text:p>8.58605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22</text:p>
          </table:table-cell>
          <table:table-cell office:value-type="float" office:value="8.576986" calcext:value-type="float">
            <text:p>8.57698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22</text:p>
          </table:table-cell>
          <table:table-cell office:value-type="float" office:value="8.561429" calcext:value-type="float">
            <text:p>8.5614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23</text:p>
          </table:table-cell>
          <table:table-cell office:value-type="float" office:value="8.538522" calcext:value-type="float">
            <text:p>8.5385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24</text:p>
          </table:table-cell>
          <table:table-cell office:value-type="float" office:value="8.508265" calcext:value-type="float">
            <text:p>8.50826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24</text:p>
          </table:table-cell>
          <table:table-cell office:value-type="float" office:value="8.470706" calcext:value-type="float">
            <text:p>8.47070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25</text:p>
          </table:table-cell>
          <table:table-cell office:value-type="float" office:value="8.374054" calcext:value-type="float">
            <text:p>8.37405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25</text:p>
          </table:table-cell>
          <table:table-cell office:value-type="float" office:value="8.315205" calcext:value-type="float">
            <text:p>8.31520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26</text:p>
          </table:table-cell>
          <table:table-cell office:value-type="float" office:value="8.249667" calcext:value-type="float">
            <text:p>8.24966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27</text:p>
          </table:table-cell>
          <table:table-cell office:value-type="float" office:value="8.177686" calcext:value-type="float">
            <text:p>8.17768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27</text:p>
          </table:table-cell>
          <table:table-cell office:value-type="float" office:value="8.099506" calcext:value-type="float">
            <text:p>8.09950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28</text:p>
          </table:table-cell>
          <table:table-cell office:value-type="float" office:value="7.925287" calcext:value-type="float">
            <text:p>7.92528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7" calcext:value-type="float">
            <text:p>1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28</text:p>
          </table:table-cell>
          <table:table-cell office:value-type="float" office:value="7.829492" calcext:value-type="float">
            <text:p>7.82949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5:55:29</text:p>
          </table:table-cell>
          <table:table-cell office:value-type="float" office:value="7.728233" calcext:value-type="float">
            <text:p>7.7282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float" office:value="64" calcext:value-type="float">
            <text:p>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5T16:13:09.845372236</dc:date>
    <meta:editing-duration>PT2M19S</meta:editing-duration>
    <meta:editing-cycles>1</meta:editing-cycles>
    <meta:document-statistic meta:table-count="1" meta:cell-count="3160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26cm" svg:y="3.946cm" style:legend-expansion="high" chart:style-name="ch2"/>
        <chart:plot-area chart:style-name="ch3" table:cell-range-address="'25052023-155128'.C1:'25052023-155128'.D395" chart:data-source-has-labels="row" svg:x="0.32cm" svg:y="0.18cm" svg:width="12.386cm" svg:height="8.64cm">
          <chart:coordinate-region svg:x="0.952cm" svg:y="0.382cm" svg:width="11.754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5052023-155128'.C2:'25052023-155128'.C395" chart:label-cell-address="'25052023-155128'.C1:'25052023-155128'.C1" chart:class="chart:line">
            <chart:data-point chart:repeated="394"/>
          </chart:series>
          <chart:series chart:style-name="ch7" chart:values-cell-range-address="'25052023-155128'.D2:'25052023-155128'.D395" chart:label-cell-address="'25052023-155128'.D1:'25052023-155128'.D1" chart:class="chart:line">
            <chart:data-point chart:repeated="39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pthNow</text:p>
                <draw:g>
                  <svg:desc>'25052023-155128'.C1:'25052023-155128'.C1</svg:desc>
                </draw:g>
              </table:table-cell>
              <table:table-cell office:value-type="string">
                <text:p>DesDepth</text:p>
                <draw:g>
                  <svg:desc>'25052023-155128'.D1:'25052023-155128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5052023-155128'.C2:'25052023-155128'.C395</svg:desc>
                </draw:g>
              </table:table-cell>
              <table:table-cell office:value-type="float" office:value="0">
                <text:p>0</text:p>
                <draw:g>
                  <svg:desc>'25052023-155128'.D2:'25052023-155128'.D3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735">
                <text:p>0.0007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69">
                <text:p>0.001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332">
                <text:p>0.0033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588">
                <text:p>0.005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953">
                <text:p>0.009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0727">
                <text:p>0.0207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8396">
                <text:p>0.0283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7657">
                <text:p>0.0376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8657">
                <text:p>0.0486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1519">
                <text:p>0.0615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3125">
                <text:p>0.0931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11769">
                <text:p>0.1117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2325">
                <text:p>0.1323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4815">
                <text:p>0.1548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9242">
                <text:p>0.1792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33902">
                <text:p>0.2339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3889">
                <text:p>0.263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95519">
                <text:p>0.2955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28716">
                <text:p>0.3287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63384">
                <text:p>0.3633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36835">
                <text:p>0.4368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75374">
                <text:p>0.4753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14916">
                <text:p>0.5149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55317">
                <text:p>0.5553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96403">
                <text:p>0.5964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8012">
                <text:p>0.680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2505">
                <text:p>0.7225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64988">
                <text:p>0.7649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07397">
                <text:p>0.8073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49562">
                <text:p>0.8495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32641">
                <text:p>0.9326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73311">
                <text:p>0.9733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13173">
                <text:p>1.0131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52079">
                <text:p>1.0520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26583">
                <text:p>1.1265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61937">
                <text:p>1.1619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95845">
                <text:p>1.1958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28209">
                <text:p>1.2282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58957">
                <text:p>1.2589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1538">
                <text:p>1.31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40811">
                <text:p>1.3408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64307">
                <text:p>1.3643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85867">
                <text:p>1.3858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05516">
                <text:p>1.4055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39228">
                <text:p>1.4392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453193">
                <text:p>1.4531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65296">
                <text:p>1.465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75659">
                <text:p>1.4756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84406">
                <text:p>1.4844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97489">
                <text:p>1.4974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01923">
                <text:p>1.501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05182">
                <text:p>1.5051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0746">
                <text:p>1.507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08979">
                <text:p>1.5089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104">
                <text:p>1.5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10523">
                <text:p>1.5105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10547">
                <text:p>1.5105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10694">
                <text:p>1.5106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11184">
                <text:p>1.5111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13855">
                <text:p>1.5138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16231">
                <text:p>1.5162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19588">
                <text:p>1.5195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2412">
                <text:p>1.524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30025">
                <text:p>1.5300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46464">
                <text:p>1.5464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57073">
                <text:p>1.5570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69421">
                <text:p>1.5694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83631">
                <text:p>1.5836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99801">
                <text:p>1.5998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38241">
                <text:p>1.6382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60365">
                <text:p>1.6603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84399">
                <text:p>1.6843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10345">
                <text:p>1.7103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38177">
                <text:p>1.7381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99353">
                <text:p>1.7993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832453">
                <text:p>1.8324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67071">
                <text:p>1.8670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903111">
                <text:p>1.9031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940449">
                <text:p>1.9404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018653">
                <text:p>2.0186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59274">
                <text:p>2.0592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100679">
                <text:p>2.1006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142696">
                <text:p>2.1426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185155">
                <text:p>2.185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27088">
                <text:p>2.270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313902">
                <text:p>2.3139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356777">
                <text:p>2.3567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399309">
                <text:p>2.3993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441302">
                <text:p>2.4413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523157">
                <text:p>2.523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562773">
                <text:p>2.5627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601287">
                <text:p>2.6012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638552">
                <text:p>2.6385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674444">
                <text:p>2.674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741746">
                <text:p>2.7417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77291">
                <text:p>2.772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802285">
                <text:p>2.8022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829823">
                <text:p>2.8298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855499">
                <text:p>2.8554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901192">
                <text:p>2.9011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920988">
                <text:p>2.9209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938726">
                <text:p>2.938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954455">
                <text:p>2.9544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968248">
                <text:p>2.9682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990323">
                <text:p>2.9903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998628">
                <text:p>2.9986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005268">
                <text:p>3.0052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010413">
                <text:p>3.0104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014235">
                <text:p>3.0142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018498">
                <text:p>3.0184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019135">
                <text:p>3.0191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019062">
                <text:p>3.0190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018523">
                <text:p>3.0185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017763">
                <text:p>3.0177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016317">
                <text:p>3.0163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015876">
                <text:p>3.0158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01595">
                <text:p>3.015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016758">
                <text:p>3.0167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018522">
                <text:p>3.0185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025578">
                <text:p>3.0255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031042">
                <text:p>3.0310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038024">
                <text:p>3.0380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046697">
                <text:p>3.0466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057208">
                <text:p>3.0572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084109">
                <text:p>3.084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10045">
                <text:p>3.10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118776">
                <text:p>3.1187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139136">
                <text:p>3.1391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186029">
                <text:p>3.1860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212317">
                <text:p>3.2123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240394">
                <text:p>3.2403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270211">
                <text:p>3.2702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301718">
                <text:p>3.3017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369583">
                <text:p>3.3695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405696">
                <text:p>3.4056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443083">
                <text:p>3.4430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481621">
                <text:p>3.4816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521164">
                <text:p>3.5211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602528">
                <text:p>3.6025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644105">
                <text:p>3.644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685951">
                <text:p>3.6859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727821">
                <text:p>3.7278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769471">
                <text:p>3.7694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851375">
                <text:p>3.8513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891383">
                <text:p>3.8913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930436">
                <text:p>3.9304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968289">
                <text:p>3.9682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004696">
                <text:p>4.0046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072439">
                <text:p>4.0724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103529">
                <text:p>4.1035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132439">
                <text:p>4.1324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158924">
                <text:p>4.1589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182738">
                <text:p>4.1827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221619">
                <text:p>4.2216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236442">
                <text:p>4.2364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247957">
                <text:p>4.2479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256042">
                <text:p>4.2560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260599">
                <text:p>4.2605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258982">
                <text:p>4.2589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252808">
                <text:p>4.2528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243105">
                <text:p>4.243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229949">
                <text:p>4.2299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21346">
                <text:p>4.213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170928">
                <text:p>4.1709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14513">
                <text:p>4.145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116612">
                <text:p>4.1166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085619">
                <text:p>4.0856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052397">
                <text:p>4.0523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98">
                <text:p>3.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94107">
                <text:p>3.941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900645">
                <text:p>3.9006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85897">
                <text:p>3.858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816291">
                <text:p>3.8162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728654">
                <text:p>3.7286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3942">
                <text:p>3.683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63896">
                <text:p>3.638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593953">
                <text:p>3.5939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549167">
                <text:p>3.5491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460992">
                <text:p>3.4609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417847">
                <text:p>3.4178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375659">
                <text:p>3.3756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33467">
                <text:p>3.334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295127">
                <text:p>3.2951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221113">
                <text:p>3.221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186886">
                <text:p>3.1868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15484">
                <text:p>3.154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12522">
                <text:p>3.125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09827">
                <text:p>3.098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053116">
                <text:p>3.0531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035158">
                <text:p>3.0351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020605">
                <text:p>3.0206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009702">
                <text:p>3.0097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002695">
                <text:p>3.0026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001103">
                <text:p>3.001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006762">
                <text:p>3.0067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016979">
                <text:p>3.0169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031875">
                <text:p>3.0318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051524">
                <text:p>3.0515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105228">
                <text:p>3.1052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139038">
                <text:p>3.1390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177307">
                <text:p>3.1773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219888">
                <text:p>3.2198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266585">
                <text:p>3.2665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371665">
                <text:p>3.3716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429803">
                <text:p>3.4298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491347">
                <text:p>3.4913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556052">
                <text:p>3.5560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623672">
                <text:p>3.6236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766923">
                <text:p>3.766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84231">
                <text:p>3.842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919877">
                <text:p>3.9198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99938">
                <text:p>3.999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080573">
                <text:p>4.0805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247295">
                <text:p>4.2472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33258">
                <text:p>4.332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418819">
                <text:p>4.418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50577">
                <text:p>4.505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680822">
                <text:p>4.6808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768679">
                <text:p>4.7686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856512">
                <text:p>4.8565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944075">
                <text:p>4.9440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031123">
                <text:p>5.0311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202941">
                <text:p>5.2029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287467">
                <text:p>5.2874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370742">
                <text:p>5.3707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452523">
                <text:p>5.4525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532564">
                <text:p>5.5325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686694">
                <text:p>5.6866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760537">
                <text:p>5.7605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831905">
                <text:p>5.8319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900554">
                <text:p>5.9005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966238">
                <text:p>5.9662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087979">
                <text:p>6.0879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14379">
                <text:p>6.143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195902">
                <text:p>6.1959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244069">
                <text:p>6.2440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288046">
                <text:p>6.2880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362698">
                <text:p>6.3626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393127">
                <text:p>6.3931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418632">
                <text:p>6.4186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.438967">
                <text:p>6.4389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453887">
                <text:p>6.4538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.46675">
                <text:p>6.466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464447">
                <text:p>6.4644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456019">
                <text:p>6.4560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441294">
                <text:p>6.4412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420175">
                <text:p>6.4201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358606">
                <text:p>6.3586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318402">
                <text:p>6.3184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.272121">
                <text:p>6.2721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.219961">
                <text:p>6.2199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162166">
                <text:p>6.1621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030405">
                <text:p>6.0304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956684">
                <text:p>5.9566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878064">
                <text:p>5.8780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794788">
                <text:p>5.7947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707103">
                <text:p>5.707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519237">
                <text:p>5.5192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419302">
                <text:p>5.4193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315691">
                <text:p>5.3156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.208651">
                <text:p>5.2086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098425">
                <text:p>5.0984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869154">
                <text:p>4.8691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750353">
                <text:p>4.7503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629103">
                <text:p>4.629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505647">
                <text:p>4.5056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380232">
                <text:p>4.3802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124256">
                <text:p>4.1242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99394">
                <text:p>3.993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8624">
                <text:p>3.86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729879">
                <text:p>3.7298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596624">
                <text:p>3.5966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328643">
                <text:p>3.3286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194162">
                <text:p>3.194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059682">
                <text:p>3.059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925447">
                <text:p>2.9254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791701">
                <text:p>2.791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526415">
                <text:p>2.5264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39512">
                <text:p>2.395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265049">
                <text:p>2.2650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136449">
                <text:p>2.1364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009563">
                <text:p>2.0095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761672">
                <text:p>1.7616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640912">
                <text:p>1.6409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522601">
                <text:p>1.5226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406986">
                <text:p>1.4069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29431">
                <text:p>1.294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078514">
                <text:p>1.0785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75639">
                <text:p>0.9756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876438">
                <text:p>0.8764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781158">
                <text:p>0.7811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690042">
                <text:p>0.6900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21041">
                <text:p>0.5210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43401">
                <text:p>0.4434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7066">
                <text:p>0.370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03065">
                <text:p>0.3030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40859">
                <text:p>0.2408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33353">
                <text:p>0.1333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88298">
                <text:p>0.0882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49367">
                <text:p>0.0493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16807">
                <text:p>0.0168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009139">
                <text:p>-0.0091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04045">
                <text:p>-0.04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04557">
                <text:p>-0.045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043341">
                <text:p>-0.0433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033761">
                <text:p>-0.0337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016832">
                <text:p>-0.0168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39077">
                <text:p>0.0390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77812">
                <text:p>0.0778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23504">
                <text:p>0.1235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75934">
                <text:p>0.1759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00272">
                <text:p>0.3002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71934">
                <text:p>0.3719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449599">
                <text:p>0.4495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33022">
                <text:p>0.5330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621957">
                <text:p>0.6219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15629">
                <text:p>0.8156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20122">
                <text:p>0.9201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029392">
                <text:p>1.0293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143194">
                <text:p>1.1431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261284">
                <text:p>1.2612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509592">
                <text:p>1.5095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639565">
                <text:p>1.6395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77309">
                <text:p>1.773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909922">
                <text:p>1.9099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049817">
                <text:p>2.0498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33806">
                <text:p>2.33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.486162">
                <text:p>2.486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636592">
                <text:p>2.636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789105">
                <text:p>2.789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.943455">
                <text:p>2.943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256932">
                <text:p>3.256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15815">
                <text:p>3.415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5758">
                <text:p>3.57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736642">
                <text:p>3.7366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898097">
                <text:p>3.8980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.22211">
                <text:p>4.22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384422">
                <text:p>4.384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546612">
                <text:p>4.5466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708435">
                <text:p>4.708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869645">
                <text:p>4.869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.189492">
                <text:p>5.1894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347885">
                <text:p>5.3478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.50493">
                <text:p>5.504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.660382">
                <text:p>5.660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.813997">
                <text:p>5.813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.11498">
                <text:p>6.114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262102">
                <text:p>6.262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.406652">
                <text:p>6.406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.548385">
                <text:p>6.548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.687055">
                <text:p>6.6870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.954472">
                <text:p>6.9544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082974">
                <text:p>7.082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207679">
                <text:p>7.207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328342">
                <text:p>7.328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.444717">
                <text:p>7.444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663869">
                <text:p>7.6638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.766402">
                <text:p>7.766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.863912">
                <text:p>7.863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.956154">
                <text:p>7.956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.042884">
                <text:p>8.0428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.199072">
                <text:p>8.199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.268285">
                <text:p>8.268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.33125">
                <text:p>8.33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.387723">
                <text:p>8.387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.437458">
                <text:p>8.437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.515981">
                <text:p>8.515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.544523">
                <text:p>8.5445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.565716">
                <text:p>8.5657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.579558">
                <text:p>8.579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.586051">
                <text:p>8.5860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.576986">
                <text:p>8.576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.561429">
                <text:p>8.561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.538522">
                <text:p>8.538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.508265">
                <text:p>8.508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.470706">
                <text:p>8.4707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.374054">
                <text:p>8.374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.315205">
                <text:p>8.315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.249667">
                <text:p>8.249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.177686">
                <text:p>8.177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.099506">
                <text:p>8.099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.925287">
                <text:p>7.925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.829492">
                <text:p>7.8294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.728233">
                <text:p>7.72823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